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E30000084928C78A8A.svm" manifest:media-type=""/>
  <manifest:file-entry manifest:full-path="Pictures/200000020000019B00000089577AE57A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4§latex§\begin{table}&#10;\begin{tabular}{cc|c}&#10;X&amp;Y&amp;Z \\&#10;\hline&#10;0&amp;0&amp;0\\&#10;0&amp;1&amp;1\\&#10;1&amp;0&amp;1\\&#10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793cm" svg:x="0.249cm" svg:y="0.242cm">
          <draw:image xlink:href="Pictures/200000020000019B00000089577AE57A.eps" xlink:type="simple" xlink:show="embed" xlink:actuate="onLoad">
            <text:p/>
          </draw:image>
        </draw:frame>
        <draw:frame draw:style-name="gr2" draw:text-style-name="P2" xml:id="id1" draw:id="id1" draw:layer="layout" svg:width="1.48cm" svg:height="0.911cm" svg:x="3.059cm" svg:y="0.399cm">
          <draw:text-box>
            <text:p><text:span text:style-name="T1">مداخل</text:span></text:p>
          </draw:text-box>
        </draw:frame>
        <draw:frame draw:style-name="gr2" draw:text-style-name="P2" xml:id="id4" draw:id="id4" draw:layer="layout" svg:width="1.294cm" svg:height="0.911cm" svg:x="7.254cm" svg:y="0.4cm">
          <draw:text-box>
            <text:p><text:span text:style-name="T1">مخارج</text:span></text:p>
          </draw:text-box>
        </draw:frame>
        <draw:frame draw:style-name="gr3" xml:id="id2" draw:id="id2" draw:layer="layout" svg:width="0.51cm" svg:height="0.469cm" svg:x="4.421cm" svg:y="1.3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xml:id="id3" draw:id="id3" draw:layer="layout" svg:width="0.438cm" svg:height="0.469cm" svg:x="4.55cm" svg:y="1.9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xml:id="id5" draw:id="id5" draw:layer="layout" svg:width="0.463cm" svg:height="0.469cm" svg:x="6.912cm" svg:y="1.65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1" draw:layer="layout" draw:type="curve" svg:x1="3.799cm" svg:y1="1.31cm" svg:x2="4.421cm" svg:y2="1.605cm" draw:start-shape="id1" draw:start-glue-point="2" draw:end-shape="id2" draw:end-glue-point="3" svg:d="m3799 1310c0 197 207 295 622 295">
          <text:p/>
        </draw:connector>
        <draw:connector draw:style-name="gr4" draw:text-style-name="P1" draw:layer="layout" draw:type="curve" svg:x1="3.799cm" svg:y1="1.31cm" svg:x2="4.55cm" svg:y2="2.199cm" draw:start-shape="id1" draw:start-glue-point="2" draw:end-shape="id3" draw:end-glue-point="3" svg:d="m3799 1310c0 593 250 889 751 889">
          <text:p/>
        </draw:connector>
        <draw:connector draw:style-name="gr4" draw:text-style-name="P1" draw:layer="layout" draw:type="curve" svg:x1="7.901cm" svg:y1="1.311cm" svg:x2="7.375cm" svg:y2="1.89cm" draw:start-shape="id4" draw:start-glue-point="2" draw:end-shape="id5" draw:end-glue-point="1" svg:d="m7901 1311c0 386-175 579-526 579">
          <text:p/>
        </draw:connector>
        <draw:frame draw:style-name="gr5" draw:text-style-name="P1" draw:layer="layout" svg:width="2.232cm" svg:height="2.471cm" svg:x="0.311cm" svg:y="0.381cm">
          <draw:image xlink:href="Pictures/20000001000007E30000084928C78A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31T14:59:16</dc:date>
    <dc:creator>kkk </dc:creator>
    <meta:editing-duration>PT13H28M35S</meta:editing-duration>
    <meta:editing-cycles>56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Z</mi>
    <annotation encoding="StarMath 5.0">Z</annotation>
  </semantics>
</math>
</file>